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.1083in" loext:contextual-spacing="false" fo:line-height="100%" fo:text-indent="0in" style:auto-text-indent="false" style:page-number="auto" fo:background-color="transparent" style:writing-mode="page"/>
      <style:text-properties fo:font-variant="normal" fo:text-transform="none" fo:color="#ffffff" style:font-name="Monaco" fo:font-size="10.5pt" fo:letter-spacing="normal" fo:font-style="normal" fo:font-weight="normal" officeooo:rsid="0012812d" officeooo:paragraph-rsid="0012812d" fo:background-color="#000000"/>
    </style:style>
    <style:style style:name="P5" style:family="paragraph" style:parent-style-name="Text_20_body">
      <loext:graphic-properties draw:fill="none"/>
      <style:paragraph-properties fo:margin-left="0in" fo:margin-right="2.4366in" fo:margin-top="0in" fo:margin-bottom="0.1083in" loext:contextual-spacing="false" fo:line-height="100%" fo:text-indent="0in" style:auto-text-indent="false" fo:background-color="transparent" style:writing-mode="page"/>
      <style:text-properties fo:color="#000000" style:font-name="Liberation Serif" fo:font-size="12pt" style:text-underline-style="none" fo:font-weight="bold" officeooo:rsid="0012812d" officeooo:paragraph-rsid="0012812d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in" fo:margin-right="2.4366in" fo:margin-top="0in" fo:margin-bottom="0.1083in" loext:contextual-spacing="false" fo:line-height="100%" fo:text-indent="0in" style:auto-text-indent="false" fo:background-color="transparent" style:writing-mode="pag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2812d" officeooo:paragraph-rsid="0012812d" fo:background-color="transparent" style:font-size-asian="12pt" style:font-size-complex="12pt"/>
    </style:style>
    <style:style style:name="P7" style:family="paragraph" style:parent-style-name="Standard">
      <style:paragraph-properties fo:margin-top="0in" fo:margin-bottom="0.1083in" loext:contextual-spacing="false" fo:line-height="100%" style:writing-mode="page"/>
      <style:text-properties officeooo:rsid="0012812d" officeooo:paragraph-rsid="0012812d"/>
    </style:style>
    <style:style style:name="P8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rsid="0012812d" officeooo:paragraph-rsid="0012812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style:font-size-asian="12pt" style:font-size-complex="12pt"/>
    </style:style>
    <style:style style:name="P10" style:family="paragraph" style:parent-style-name="Text_20_body" style:list-style-name="L1">
      <loext:graphic-properties draw:fill="none"/>
      <style:paragraph-properties fo:margin-top="0in" fo:margin-bottom="0.1083in" loext:contextual-spacing="false" fo:line-height="100%" fo:background-color="transparent" style:writing-mode="pag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2812d" officeooo:paragraph-rsid="0012812d" fo:background-color="transparent" style:font-size-asian="12pt" style:font-size-complex="12pt"/>
    </style:style>
    <style:style style:name="P11" style:family="paragraph" style:parent-style-name="Text_20_body" style:list-style-name="L1">
      <loext:graphic-properties draw:fill="none"/>
      <style:paragraph-properties fo:margin-top="0in" fo:margin-bottom="0.1083in" loext:contextual-spacing="false" fo:line-height="100%" fo:background-color="transparent" style:writing-mode="pag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paragraph-rsid="0012812d" style:text-blinking="false" fo:background-color="transparent" style:font-size-asian="12pt" style:font-size-complex="12pt"/>
    </style:style>
    <style:style style:name="P12" style:family="paragraph" style:parent-style-name="Preformatted_20_Text">
      <style:paragraph-properties fo:margin-left="0.2917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3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paragraph-rsid="0015334a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e85d7f" style:font-name="Monaco" fo:font-size="10.5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ffffff" style:font-name="Monaco" fo:font-size="10.5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fffff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fo:color="#b4d353" style:font-name="Monaco" fo:font-size="10.5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ffe083" style:font-name="Monaco" fo:font-size="10.5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letter-spacing="normal" fo:font-style="normal" fo:background-color="transparent" loext:char-shading-value="0"/>
    </style:style>
    <style:style style:name="T10" style:family="text">
      <style:text-properties fo:font-variant="normal" fo:text-transform="none" fo:letter-spacing="normal" fo:font-style="normal" officeooo:rsid="0012812d" fo:background-color="transparent" loext:char-shading-value="0"/>
    </style:style>
    <style:style style:name="T11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12" style:family="text">
      <style:text-properties officeooo:rsid="0001249c" fo:background-color="transparent" loext:char-shading-value="0"/>
    </style:style>
    <style:style style:name="T13" style:family="text">
      <style:text-properties officeooo:rsid="001281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2">WEB-DEV_</text:span><text:span text:style-name="T13">1.13 <text:s text:c="2"/></text:span>INTRODUCTION TO HTML</text:p>
      <text:h text:style-name="P1" text:outline-level="1">Images</text:h>
      <text:p text:style-name="P2">All of the elements you've learned about so far (headings, paragraphs, lists, and spans) share one thing in common: they're composed entirely of text! What if you want to add content to your web page that isn't composed of text, like images?</text:p>
      <text:p text:style-name="P3"><text:span text:style-name="T6">The </text:span><text:span text:style-name="Source_20_Text"><text:span text:style-name="T7">&lt;img&gt;</text:span></text:span><text:span text:style-name="T6"> tag allows you to add an image to a web page. Most elements require both opening and closing tags, but the </text:span><text:span text:style-name="Source_20_Text"><text:span text:style-name="T7">&lt;img&gt;</text:span></text:span><text:span text:style-name="T6"> tag is a </text:span><text:span text:style-name="Emphasis"><text:span text:style-name="T6">self-closing tag</text:span></text:span><text:span text:style-name="T6">. Note that the end of the </text:span><text:span text:style-name="Source_20_Text"><text:span text:style-name="T7">&lt;img&gt;</text:span></text:span><text:span text:style-name="T6"> tag has a forward slash </text:span><text:span text:style-name="Source_20_Text"><text:span text:style-name="T7">/</text:span></text:span><text:span text:style-name="T6">. Self-closing tags may include or omit the final slash — both will render properly.</text:span></text:p>
      <text:p text:style-name="P12"><text:span text:style-name="Source_20_Text"><text:span text:style-name="T1">&lt;img</text:span></text:span><text:span text:style-name="Source_20_Text"><text:span text:style-name="T3"> </text:span></text:span><text:span text:style-name="Source_20_Text"><text:span text:style-name="T4">src</text:span></text:span><text:span text:style-name="Source_20_Text"><text:span text:style-name="T2">=</text:span></text:span><text:span text:style-name="Source_20_Text"><text:span text:style-name="T5">"image-location.jpg"</text:span></text:span><text:span text:style-name="Source_20_Text"><text:span text:style-name="T3"> </text:span></text:span><text:span text:style-name="Source_20_Text"><text:span text:style-name="T1">/&gt;</text:span></text:span></text:p>
      <text:p text:style-name="P3"><text:span text:style-name="T6">The </text:span><text:span text:style-name="Source_20_Text"><text:span text:style-name="T7">&lt;img&gt;</text:span></text:span><text:span text:style-name="T6"> tag has a required </text:span><text:span text:style-name="Emphasis"><text:span text:style-name="T6">attribute</text:span></text:span><text:span text:style-name="T6"> called </text:span><text:span text:style-name="Source_20_Text"><text:span text:style-name="T7">src</text:span></text:span><text:span text:style-name="T6">. The </text:span><text:span text:style-name="Source_20_Text"><text:span text:style-name="T7">src</text:span></text:span><text:span text:style-name="T6">attribute must be set to the image's </text:span><text:span text:style-name="Emphasis"><text:span text:style-name="T6">source</text:span></text:span><text:span text:style-name="T6">, or the location of the image. In this case, the value of </text:span><text:span text:style-name="Source_20_Text"><text:span text:style-name="T7">src</text:span></text:span><text:span text:style-name="T6"> must be the </text:span><text:span text:style-name="Emphasis"><text:span text:style-name="T6">uniform resource locator</text:span></text:span><text:span text:style-name="T6">(URL) of the image. A URL is the web address or local address where a file is stored.</text:span></text:p>
      <text:p text:style-name="P9"/>
      <text:p text:style-name="P8">Instructions</text:p>
      <text:p text:style-name="P7"><text:span text:style-name="T6">Under the </text:span><text:span text:style-name="Source_20_Text"><text:span text:style-name="T7">Media</text:span></text:span><text:span text:style-name="T8"> </text:span><text:span text:style-name="Source_20_Text"><text:span text:style-name="T7">&lt;h2&gt;</text:span></text:span><text:span text:style-name="T6">heading, add an image. Use the following URL as the source (</text:span><text:span text:style-name="Source_20_Text"><text:span text:style-name="T7">src</text:span></text:span><text:span text:style-name="T6">) for the image:</text:span></text:p>
      <text:p text:style-name="P4"><text:span text:style-name="T11">https://s3.amazonaws.com/codecademy-content/courses/web-101/web101-image_brownbear.jpg</text:span></text:p>
      <text:p text:style-name="P6"/>
      <text:p text:style-name="P5"><text:span text:style-name="T10">Q</text:span><text:span text:style-name="T9">uestions</text:span></text:p>
      <text:list xml:id="list1716973583" text:style-name="L1">
        <text:list-item>
          <text:p text:style-name="P10">What is a local address and how does it differ from a web address?</text:p>
        </text:list-item>
        <text:list-item>
          <text:p text:style-name="P11">Can I link to images that are stored locally on my own computer?</text:p>
        </text:list-item>
        <text:list-item>
          <text:p text:style-name="P11">How can I store my own images online?</text:p>
        </text:list-item>
      </text:list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0:16:54.314870187</meta:creation-date>
    <meta:generator>LibreOffice/6.0.5.2$Windows_X86_64 LibreOffice_project/54c8cbb85f300ac59db32fe8a675ff7683cd5a16</meta:generator>
    <dc:date>2018-08-11T11:31:01.037000000</dc:date>
    <meta:editing-duration>PT7M6S</meta:editing-duration>
    <meta:editing-cycles>4</meta:editing-cycles>
    <meta:document-statistic meta:table-count="0" meta:image-count="0" meta:object-count="0" meta:page-count="1" meta:paragraph-count="14" meta:word-count="218" meta:character-count="1269" meta:non-whitespace-character-count="1063"/>
  </office:meta>
</office:document-meta>
</file>